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7.52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54.22mm" fo:break-before="auto" style:use-optimal-row-height="true"/>
    </style:style>
    <style:style style:name="ro9" style:family="table-row">
      <style:table-row-properties style:row-height="36.32mm" fo:break-before="auto" style:use-optimal-row-height="true"/>
    </style:style>
    <style:style style:name="ro10" style:family="table-row">
      <style:table-row-properties style:row-height="18.42mm" fo:break-before="auto" style:use-optimal-row-height="tru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22.9mm" fo:break-before="auto" style:use-optimal-row-height="true"/>
    </style:style>
    <style:style style:name="ro13" style:family="table-row">
      <style:table-row-properties style:row-height="72.13mm" fo:break-before="auto" style:use-optimal-row-height="true"/>
    </style:style>
    <style:style style:name="ro14" style:family="table-row">
      <style:table-row-properties style:row-height="67.65mm" fo:break-before="auto" style:use-optimal-row-height="true"/>
    </style:style>
    <style:style style:name="ro15" style:family="table-row">
      <style:table-row-properties style:row-height="31.84mm" fo:break-before="auto" style:use-optimal-row-height="true"/>
    </style:style>
    <style:style style:name="ro16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fo:font-size="11pt" fo:font-weight="normal" style:font-name="Liberation Sans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3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7" style:family="text">
      <style:text-properties style:language-complex="hi" style:country-complex="IN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1pt" style:font-relief="none" style:font-name-asian="Noto Sans CJK SC" style:font-size-asian="11pt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fo:font-size="11pt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<text:span text:style-name="T4">{</text:span></text:p>
            <text:p><text:span text:style-name="T4">    "message": String,</text:span></text:p>
            <text:p><text:span text:style-name="T4">    "userId": Number,</text:span></text:p>
            <text:p><text:span text:style-name="T4">    "name": String,</text:span></text:p>
            <text:p><text:span text:style-name="T4">    "pictureUrl": String</text:span></text:p>
            <text:p><text:span text:style-name="T4">}</text:span>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4">{</text:span></text:p>
            <text:p><text:span text:style-name="T5">   "message"</text:span><text:span text:style-name="T6">: String</text:span></text:p>
            <text:p><text:span text:style-name="T4">}</text:span></text:p>
            <text:p><text:span text:style-name="T4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2"> cookie avec JWT crypté</text:span></text:p>
          </table:table-cell>
          <table:table-cell table:style-name="ce26" office:value-type="string" calcext:value-type="string">
            <text:p><text:span text:style-name="T2">{</text:span></text:p>
            <text:p><text:span text:style-name="T7">   "message": String</text:span></text:p>
            <text:p><text:span text:style-name="T2">}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12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3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0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0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5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0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0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9:10:01.08951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14T19:11:38.453082450</dc:date>
    <meta:editing-duration>PT10H2M13S</meta:editing-duration>
    <meta:editing-cycles>21</meta:editing-cycles>
    <meta:generator>LibreOffice/6.0.7.3$Linux_X86_64 LibreOffice_project/00m0$Build-3</meta:generator>
    <meta:document-statistic meta:table-count="1" meta:cell-count="160" meta:object-count="0"/>
  </office:meta>
</office:document-meta>
</file>